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lerta" svg:font-family="Allerta, Helvetica, Arial, sans-serif"/>
    <style:font-face style:name="Lohit Devanagari1" svg:font-family="'Lohit Devanagari'"/>
    <style:font-face style:name="Tahoma" svg:font-family="Tahoma, sans-serif"/>
    <style:font-face style:name="tahoma" svg:font-family="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4eb6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84eb6"/>
    </style:style>
    <style:style style:name="P4" style:family="paragraph" style:parent-style-name="Standard">
      <style:text-properties fo:font-weight="bold" officeooo:paragraph-rsid="00084eb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084eb6" style:font-weight-asian="bold" style:font-weight-complex="bold"/>
    </style:style>
    <style:style style:name="P6" style:family="paragraph" style:parent-style-name="Standard">
      <style:text-properties fo:font-size="18pt" fo:font-weight="bold" officeooo:rsid="00088c7e" officeooo:paragraph-rsid="00088c7e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476cm" fo:text-align="justify" style:justify-single-word="false" fo:orphans="2" fo:widows="2" fo:text-indent="0cm" style:auto-text-indent="false" fo:padding="0cm" fo:border="none"/>
      <style:text-properties fo:font-variant="normal" fo:text-transform="none" fo:color="#5c5c5c" style:font-name="Allerta" fo:font-size="9.75pt" fo:letter-spacing="normal" fo:font-style="normal" fo:font-weight="normal" officeooo:rsid="000bdf39" officeooo:paragraph-rsid="000bdf39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476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ahoma" fo:font-size="18pt" fo:letter-spacing="normal" fo:font-style="normal" fo:font-weight="bold" officeooo:rsid="00088c7e" officeooo:paragraph-rsid="000aff57" style:font-size-asian="18pt" style:font-weight-asian="bold" style:font-size-complex="18pt" style:font-weight-complex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476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ahoma" fo:font-size="18pt" fo:letter-spacing="normal" fo:font-style="normal" fo:font-weight="bold" officeooo:rsid="000aff57" officeooo:paragraph-rsid="000aff57" style:font-size-asian="18pt" style:font-weight-asian="bold" style:font-size-complex="18pt" style:font-weight-complex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476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ahoma" fo:font-size="18pt" fo:letter-spacing="normal" fo:font-style="normal" fo:font-weight="bold" officeooo:rsid="000cd991" officeooo:paragraph-rsid="000cd991" style:font-size-asian="18pt" style:font-weight-asian="bold" style:font-size-complex="18pt" style:font-weight-complex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476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ahoma" fo:font-size="12pt" fo:letter-spacing="normal" fo:font-style="normal" fo:font-weight="normal" officeooo:rsid="00088c7e" officeooo:paragraph-rsid="000aff57" style:font-size-asian="12pt" style:font-weight-asian="normal" style:font-size-complex="12pt" style:font-weight-complex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style:line-height-at-least="0.476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ahoma" fo:font-size="12pt" fo:letter-spacing="normal" fo:font-style="normal" fo:font-weight="normal" officeooo:rsid="000aff57" officeooo:paragraph-rsid="000aff57" style:font-size-asian="12pt" style:font-weight-asian="normal" style:font-size-complex="12pt" style:font-weight-complex="normal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style:line-height-at-least="0.476cm" fo:text-align="justify" style:justify-single-word="false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style:line-height-at-least="0.476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ahoma" fo:font-size="9pt" fo:letter-spacing="normal" fo:font-style="normal" fo:font-weight="normal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style:line-height-at-least="0.476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ahoma" fo:font-size="9pt" fo:letter-spacing="normal" fo:font-style="normal" fo:font-weight="bold" style:font-weight-asian="bold" style:font-weight-complex="bold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style:line-height-at-least="0.476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ahoma" fo:font-size="18pt" fo:letter-spacing="normal" fo:font-style="normal" fo:font-weight="bold" officeooo:rsid="000d6c75" officeooo:paragraph-rsid="000d6c75" style:font-size-asian="18pt" style:font-weight-asian="bold" style:font-size-complex="18pt" style:font-weight-complex="bold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style:line-height-at-least="0.476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ahoma" fo:font-size="14pt" fo:letter-spacing="normal" fo:font-style="normal" fo:font-weight="normal" officeooo:rsid="000d6c75" officeooo:paragraph-rsid="000d6c75" style:font-size-asian="14pt" style:font-weight-asian="normal" style:font-size-complex="14pt" style:font-weight-complex="normal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loext:contextual-spacing="false" style:line-height-at-least="0.476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ahoma" fo:font-size="14pt" fo:letter-spacing="normal" fo:font-style="normal" fo:font-weight="normal" officeooo:rsid="000d6c75" officeooo:paragraph-rsid="000cd991" style:font-size-asian="14pt" style:font-weight-asian="normal" style:font-size-complex="14pt" style:font-weight-complex="normal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style:line-height-at-least="0.476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ahoma" fo:font-size="9.75pt" fo:letter-spacing="normal" fo:font-style="normal" fo:font-weight="normal" officeooo:rsid="000bdf39" officeooo:paragraph-rsid="000bdf39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tahoma" fo:font-size="14pt" fo:letter-spacing="normal" fo:font-style="normal" fo:font-weight="bold" officeooo:rsid="000bdf39" officeooo:paragraph-rsid="000bdf39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tahoma" fo:font-size="13pt" fo:letter-spacing="normal" fo:font-style="normal" fo:font-weight="normal" officeooo:rsid="000cd991" officeooo:paragraph-rsid="000cd991" style:font-size-asian="13pt" style:font-weight-asian="normal" style:font-size-complex="13pt" style:font-weight-complex="normal"/>
    </style:style>
    <style:style style:name="T1" style:family="text">
      <style:text-properties fo:font-variant="normal" fo:text-transform="none" fo:color="#5c5c5c" style:font-name="Tahoma" fo:font-size="9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style:text-blinking="false" style:font-size-asian="12pt" style:font-weight-asian="bold" style:font-size-complex="12pt" style:font-weight-complex="bold" loext:padding="0cm" loext:border="none"/>
    </style:style>
    <style:style style:name="T3" style:family="text">
      <style:text-properties fo:font-variant="normal" fo:text-transform="none" fo:color="#000000" style:font-name="Tahoma" fo:font-size="9pt" fo:letter-spacing="normal" fo:font-style="normal" fo:font-weight="normal" loext:padding="0cm" loext:border="none"/>
    </style:style>
    <style:style style:name="T4" style:family="text">
      <style:text-properties fo:color="#000000" style:font-name="tahoma"/>
    </style:style>
    <style:style style:name="T5" style:family="text">
      <style:text-properties fo:color="#000000" style:font-name="tahoma"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0a8acb"/>
    </style:style>
    <style:style style:name="T7" style:family="text">
      <style:text-properties officeooo:rsid="000cd9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6">Cores:</text:p>
      <text:p text:style-name="P16"/>
      <text:p text:style-name="P17">#F24464 <text:s/>| #D91E1E </text:p>
      <text:p text:style-name="P17"><text:s text:c="9"/>#F2F2F2</text:p>
      <text:p text:style-name="P18">#261B1A <text:s/>| #BF3636 </text:p>
      <text:p text:style-name="P18"/>
      <text:p text:style-name="P10">Tipos de contatos</text:p>
      <text:p text:style-name="P9"/>
      <text:p text:style-name="P9"><text:s/>facebook | instagram <text:span text:style-name="T7">| telefone </text:span></text:p>
      <text:p text:style-name="P9"><text:s/>linkin | whatsApp <text:span text:style-name="T7">| Email</text:span></text:p>
      <text:p text:style-name="P9"/>
      <text:p text:style-name="P8"/>
      <text:p text:style-name="P8">Quem Somos</text:p>
      <text:p text:style-name="P8"/>
      <text:p text:style-name="P11">A Arte Bela Localizada em Cachoeiro de Itapemirim, estado Espirito Santo, iniciou suas atividades em 1998, as quais estão relacionadas ao beneficiamento de mármores e granitos. Atualmente com uma diversidade de mais de 60 opções de materiais, nacionais e importados.</text:p>
      <text:p text:style-name="P11"/>
      <text:p text:style-name="P11">Hoje em dia, o mercado vem exigindo cada vez mais das empresas, melhores resultados em relação à qualidade, agilidade e diversidade de seus produtos. Com isso, a <text:span text:style-name="T6">a</text:span>rte bela, vem buscando adquiri conhecimento se atualizando a cada dia para atingir as expectativas de seus clientes, de modo a conquistar a satisfação. Assim obtendo um melhor desempenho no mercado. </text:p>
      <text:p text:style-name="P11"/>
      <text:p text:style-name="P11">Acreditamos que o sucesso deve-se ao empenho pela busca da qualidade, assim fazendo a diferença, atingindo ótimos resultados.</text:p>
      <text:p text:style-name="P11"/>
      <text:p text:style-name="P11"/>
      <text:p text:style-name="P6">Dicas e informação? <text:span text:style-name="T6">(BLOG)</text:span></text:p>
      <text:p text:style-name="P4"/>
      <text:p text:style-name="P4">O QUE SÃO MÁRMORES E GRANITOS?</text:p>
      <text:p text:style-name="P1"/>
      <text:p text:style-name="P3">Rochas são agregadas de um ou mais tipos de minerais. O tamanho e a disposição deles (aspecto) dependem de sua formação.</text:p>
      <text:p text:style-name="P2"/>
      <text:p text:style-name="P2">O termo rochas ornamentais é um nome comercial para designar as rochas passíveis de polimento, sendo assim, granitos são todas as rochas não carbonáticas e mármores são as carbonáticas. Os outros materiais como: ardósia, pedra mineira e pedra Miracema são conhecidas simplesmente por pedras.</text:p>
      <text:p text:style-name="P2"/>
      <text:p text:style-name="P2">Os mármores são rochas metamórficas constituídas principalmente por minerais de calcita. Já os granitos são rochas ígneas constituídas principalmente por minerais de quartzo, feldspato e mica. Os minerais de calcita são facilmente atacados por soluções ácidas, além de serem mais frágeis e de <text:soft-page-break/>dureza menor do que os minerais constituintes dos granitos. O quartzo e o feldspato são aproximadamente duas vezes mais "duros” (resistência relativa ao risco) do que a calcita.</text:p>
      <text:p text:style-name="P2"/>
      <text:p text:style-name="P5">COMO SE FORMAM E COMO OCORREM NA NATUREZA</text:p>
      <text:p text:style-name="P3"/>
      <text:p text:style-name="P3">O mármore é formado pela transformação de uma rocha sedimentar pré-existente. Essa transformação, o metamorfismo, é o resultado de uma mudança no ambiente de deposição do calcário. O granito é uma rocha ígnea formada por um magma em estado de fusão a grandes profundidades, no interior da terra onde ocorre seu resfriamento e a sua solidificação.</text:p>
      <text:p text:style-name="P2"/>
      <text:p text:style-name="P2">O quartzo transparente, o feldspato e a biotita escura são os principais minerais formadores dos granitos. A coloração destas rochas é dada principalmente pela cor dos feldspatos. Os granitos ocorrem tanto sob a forma de maciços rochosos como em martagões (blocos arredondados), os mármores são explorados através de cavas abertas ou cortes em taludes, pois não formam concentrações de martagões como os granitos.</text:p>
      <text:p text:style-name="P2"/>
      <text:p text:style-name="P2">Com grandes chances de acerto, a olho nu, podem-se distinguir os mármores pela característica da superfície da rocha: geralmente apresentam muitos veios, coloração mais homogênea e ausência de pigmentação preta (sob a forma de pontilhados), comum em quase 100% dos granitos.</text:p>
      <text:p text:style-name="P2"/>
      <text:p text:style-name="P2"><text:a xlink:type="simple" xlink:href="http://granitosartebela.com.br/dicas/70-aprenda-a-distinguir-mármores-de-granitos.html" text:style-name="Internet_20_link" text:visited-style-name="Visited_20_Internet_20_Link"><text:span text:style-name="T2">APRENDA A DISTINGUIR MÁRMORES DE GRANITOS</text:span></text:a></text:p>
      <text:p text:style-name="P13"><text:span text:style-name="T1"><text:line-break/></text:span><text:span text:style-name="T3">O método mais simples é riscando a superfície lisa da rocha com metal: o mármore é riscado e o granito não. Este fato se dá em função da dureza relativa dos minerais constituintes das rochas. Os mármores são constituídos principalmente por calcita ( mineral de dureza 3 - escala de Friedrich Mohs), portanto pode ser riscado por metal. Os granitos são constituídos principalmente por feldspato e quartzo (minerais de dureza 6 e 7, respectivamente), e não podem ser riscados pelo metal, mas riscam o vidro e são riscados por outro mineral de dureza superior. Os travertinos são rochas calcárias de sedimentações químicas, formadas pela combinação de bióxido de carbono com carbonato de cálcio em solução.</text:span></text:p>
      <text:p text:style-name="P14"/>
      <text:p text:style-name="P15">Mármores</text:p>
      <text:p text:style-name="P14"/>
      <text:p text:style-name="P14">Formado por Carbonato de Cálcio (CO3Ca) + Substâncias estranhas.</text:p>
      <text:p text:style-name="P14"/>
      <text:p text:style-name="P14">Têm veios mais evidentes e menos brilho que os granitos.</text:p>
      <text:p text:style-name="P14"/>
      <text:p text:style-name="P14">São mais moles e menos resistentes que os granitos.</text:p>
      <text:p text:style-name="P14"/>
      <text:p text:style-name="P14">São suscetíveis a manchas e desgaste.</text:p>
      <text:p text:style-name="P14"/>
      <text:p text:style-name="P14">São indicados para pisos internos de salas, halls e quartos.</text:p>
      <text:p text:style-name="P14"/>
      <text:p text:style-name="P14">São muito usados em banheiros e demais ambientes sociais.</text:p>
      <text:p text:style-name="P14"/>
      <text:p text:style-name="P15">Granitos</text:p>
      <text:p text:style-name="P14"/>
      <text:p text:style-name="P14">Formado por Mica + Quartzo + Feldspato + Substâncias estranhas.</text:p>
      <text:p text:style-name="P14"/>
      <text:p text:style-name="P14">São mais duros e resistentes a ataques químicos do que os mármores.</text:p>
      <text:p text:style-name="P14"/>
      <text:p text:style-name="P14">Também são mais resistentes a absorção de água e a desgaste abrasivo.</text:p>
      <text:p text:style-name="P14"/>
      <text:p text:style-name="P14">São indicados para áreas externas ou internas, inclusive em cozinhas e lavanderias.</text:p>
      <text:p text:style-name="P14"><text:soft-page-break/></text:p>
      <text:p text:style-name="P14">Muito utilizado em áreas comerciais.</text:p>
      <text:p text:style-name="P14"/>
      <text:p text:style-name="P14"/>
      <text:p text:style-name="P14"/>
      <text:p text:style-name="P14"/>
      <text:p text:style-name="P14"/>
      <text:p text:style-name="P14"/>
      <text:p text:style-name="P9">Produtos</text:p>
      <text:p text:style-name="P12"/>
      <text:p text:style-name="P7"><text:span text:style-name="T5">Depois</text:span><text:span text:style-name="T4"> </text:span></text:p>
      <text:p text:style-name="P19"/>
      <text:p text:style-name="P19"/>
      <text:p text:style-name="P20">Contato</text:p>
      <text:p text:style-name="P21"><text:tab/>Criar um formulário de Contato? (Talvez)</text:p>
      <text:p text:style-name="P21">Telefone</text:p>
      <text:p text:style-name="P21"><text:tab/>(28) 3521-8153</text:p>
      <text:p text:style-name="P21"><text:tab/>(28)Numero de WhatsApp</text:p>
      <text:p text:style-name="P21">Endereço</text:p>
      <text:p text:style-name="P21"><text:tab/>Localização da arte bela</text:p>
      <text:p text:style-name="P21">E-mail de contatos</text:p>
      <text:p text:style-name="P21"><text:tab/>comercial@gmail.co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lerta" svg:font-family="Allerta, Helvetica, Arial, sans-serif"/>
    <style:font-face style:name="Lohit Devanagari1" svg:font-family="'Lohit Devanagari'"/>
    <style:font-face style:name="Tahoma" svg:font-family="Tahoma, sans-serif"/>
    <style:font-face style:name="tahoma" svg:font-family="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9:45:13.577166909</meta:creation-date>
    <dc:date>2021-06-02T13:33:15.843122874</dc:date>
    <meta:editing-duration>PT4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46" meta:word-count="704" meta:character-count="4494" meta:non-whitespace-character-count="3812"/>
  </office:meta>
</office:document-meta>
</file>